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097c1"/>
    </style:style>
    <style:style style:name="P2" style:family="paragraph" style:parent-style-name="Standard">
      <style:text-properties officeooo:rsid="000097c1" officeooo:paragraph-rsid="000097c1"/>
    </style:style>
    <style:style style:name="P3" style:family="paragraph" style:parent-style-name="Standard">
      <style:text-properties officeooo:rsid="0001d755" officeooo:paragraph-rsid="0001d755"/>
    </style:style>
    <style:style style:name="P4" style:family="paragraph" style:parent-style-name="Standard">
      <style:text-properties officeooo:paragraph-rsid="0001d755"/>
    </style:style>
    <style:style style:name="P5" style:family="paragraph" style:parent-style-name="Standard">
      <style:text-properties officeooo:rsid="00036615" officeooo:paragraph-rsid="00036615"/>
    </style:style>
    <style:style style:name="P6" style:family="paragraph" style:parent-style-name="Standard">
      <style:text-properties officeooo:rsid="00047a31" officeooo:paragraph-rsid="00047a31"/>
    </style:style>
    <style:style style:name="P7" style:family="paragraph" style:parent-style-name="Standard">
      <style:text-properties officeooo:rsid="00047a31" officeooo:paragraph-rsid="0005959e"/>
    </style:style>
    <style:style style:name="P8" style:family="paragraph" style:parent-style-name="Standard">
      <style:text-properties officeooo:paragraph-rsid="00064ed0"/>
    </style:style>
    <style:style style:name="P9" style:family="paragraph" style:parent-style-name="Standard">
      <style:text-properties officeooo:rsid="00064ed0" officeooo:paragraph-rsid="00064ed0"/>
    </style:style>
    <style:style style:name="P10" style:family="paragraph" style:parent-style-name="Standard">
      <style:text-properties officeooo:paragraph-rsid="0006d44f"/>
    </style:style>
    <style:style style:name="P11" style:family="paragraph" style:parent-style-name="Standard">
      <style:text-properties officeooo:rsid="00079847" officeooo:paragraph-rsid="00079847"/>
    </style:style>
    <style:style style:name="P12" style:family="paragraph" style:parent-style-name="Standard">
      <style:text-properties officeooo:rsid="0008fe03" officeooo:paragraph-rsid="0008fe03"/>
    </style:style>
    <style:style style:name="P13" style:family="paragraph" style:parent-style-name="Standard">
      <style:text-properties officeooo:rsid="00097a96" officeooo:paragraph-rsid="00097a96"/>
    </style:style>
    <style:style style:name="P14" style:family="paragraph" style:parent-style-name="Standard">
      <style:text-properties officeooo:rsid="0009861c" officeooo:paragraph-rsid="0009861c"/>
    </style:style>
    <style:style style:name="P15" style:family="paragraph" style:parent-style-name="Standard">
      <style:text-properties officeooo:rsid="000abe35" officeooo:paragraph-rsid="000abe35"/>
    </style:style>
    <style:style style:name="P16" style:family="paragraph" style:parent-style-name="Standard">
      <style:text-properties officeooo:rsid="000abe35" officeooo:paragraph-rsid="000b4739"/>
    </style:style>
    <style:style style:name="P17" style:family="paragraph" style:parent-style-name="Standard">
      <style:text-properties officeooo:rsid="000b4739" officeooo:paragraph-rsid="000b4739"/>
    </style:style>
    <style:style style:name="T1" style:family="text">
      <style:text-properties officeooo:rsid="000097c1"/>
    </style:style>
    <style:style style:name="T2" style:family="text">
      <style:text-properties officeooo:rsid="00047a31"/>
    </style:style>
    <style:style style:name="T3" style:family="text">
      <style:text-properties officeooo:rsid="00064ed0"/>
    </style:style>
    <style:style style:name="T4" style:family="text">
      <style:text-properties officeooo:rsid="0006d44f"/>
    </style:style>
    <style:style style:name="T5" style:family="text">
      <style:text-properties officeooo:rsid="0009861c"/>
    </style:style>
    <style:style style:name="T6" style:family="text">
      <style:text-properties officeooo:rsid="000b4739"/>
    </style:style>
    <style:style style:name="T7" style:family="text">
      <style:text-properties officeooo:rsid="000ce2a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l objetivo de este capitulo es iniciar la descripcion del modelo </text:p>
      <text:p text:style-name="Standard">con una descripcion general de la vida.</text:p>
      <text:p text:style-name="Standard">la vida a grandes rasgos, en una vision de alto nivel.</text:p>
      <text:p text:style-name="Standard">sin detalles, dejaremos lo detalles para los siguientes capitulos.</text:p>
      <text:p text:style-name="Standard"/>
      <text:p text:style-name="Standard">Pero aqui comenzaremos a darle forma.</text:p>
      <text:p text:style-name="Standard"/>
      <text:p text:style-name="Standard">1- el delicado equilibrio de la vida</text:p>
      <text:p text:style-name="Standard"/>
      <text:p text:style-name="Standard">una teoria que propone que la vida tiene un delicado equilibrio.</text:p>
      <text:p text:style-name="Standard">en donde cada especie cumple una function para mantener en marcha el ecosistema.</text:p>
      <text:p text:style-name="Standard">de vital importancia para mantener con vida a todas las criaturas.</text:p>
      <text:p text:style-name="Standard">y casi sugiere que si accidentalmente alguien pisa un extrano insecto, posiblemente el ultimo de su especie, entonces una serie de acontecimientos se precipitarian en cadena, y el completo sistema ecologico se derrumbaria como un castillo de naipes, un efecto domino que acabaria con la vida en la tierra.</text:p>
      <text:p text:style-name="Standard"/>
      <text:p text:style-name="Standard">en realidad, los hechos sugieren algo diferente.</text:p>
      <text:p text:style-name="Standard">las especies que se extinguen no extinguen a la vida por completo.</text:p>
      <text:p text:style-name="Standard">la vida es un poco mas robusta que eso.</text:p>
      <text:p text:style-name="Standard"/>
      <text:p text:style-name="Standard">hay quienes dicen que el evento que extinguio a los dinosaurios acabo con el 75 por ciento de las especies de la tierra.</text:p>
      <text:p text:style-name="Standard">eso es una gran parte de la vida.</text:p>
      <text:p text:style-name="Standard">y sin embargo, hoy, 60 millones de anos despues, estamos aqui.</text:p>
      <text:p text:style-name="Standard">la vida continua.</text:p>
      <text:p text:style-name="Standard"/>
      <text:p text:style-name="Standard">es posible destruir a la vida en la tierra?</text:p>
      <text:p text:style-name="Standard">imagino que no es imposible.</text:p>
      <text:p text:style-name="Standard">pero de algo estoy seguro, y es que facil no es.</text:p>
      <text:p text:style-name="Standard"/>
      <text:p text:style-name="Standard"/>
      <text:p text:style-name="Standard">2- la vida es un accidente irrepetible</text:p>
      <text:p text:style-name="Standard"/>
      <text:p text:style-name="Standard">una teoria bastante difundida es que la vida podria haber sido un accidente.</text:p>
      <text:p text:style-name="Standard">una combinacion del azar improbable e irrepetible.</text:p>
      <text:p text:style-name="Standard"/>
      <text:p text:style-name="Standard">pero, que es un accidente?</text:p>
      <text:p text:style-name="Standard">una explosion es un accidente?</text:p>
      <text:p text:style-name="Standard">no.</text:p>
      <text:p text:style-name="Standard">la explosion de un gas combustible sometido a alta presion en presencia de una chispa es una reaccion natural, no un accidente.</text:p>
      <text:p text:style-name="Standard">puede llamarse accidente cuando ocurre inesperadamente.</text:p>
      <text:p text:style-name="Standard">pero en si mismo es natural.</text:p>
      <text:p text:style-name="Standard">ocurrira siempre bajo las mismas condiciones.</text:p>
      <text:p text:style-name="Standard"/>
      <text:p text:style-name="Standard">la creacion del carbono no es accidental, es natural.</text:p>
      <text:p text:style-name="Standard">la formacion de moleculas tan complejas como las necesarias para forma vida puede llamarse accidental ?</text:p>
      <text:p text:style-name="Standard"><text:soft-page-break/>no.</text:p>
      <text:p text:style-name="Standard">en un universo de infinitas posiblidades, en donde todo lo posible sucede una y otra vez, solo es cuetion de tiempo hasta que la materia se combine en la forma apropiada.</text:p>
      <text:p text:style-name="Standard">no.</text:p>
      <text:p text:style-name="Standard">no se trata de un accidente.</text:p>
      <text:p text:style-name="Standard">se trata de una reaccion natural que sucedera siempre que se reunan las condiciones necesarias.</text:p>
      <text:p text:style-name="Standard"/>
      <text:p text:style-name="Standard"/>
      <text:p text:style-name="P8">8- vida, inevitable</text:p>
      <text:p text:style-name="P8"/>
      <text:p text:style-name="P9">y siendo la vida una reaccion natural, en un universo en donde todo lo posible sucede, la vida no solo es posible, sino ademas inevitable</text:p>
      <text:p text:style-name="P8"/>
      <text:p text:style-name="Standard"/>
      <text:p text:style-name="Standard">3- la tierra, un lugar unico en el universo.</text:p>
      <text:p text:style-name="Standard"/>
      <text:p text:style-name="Standard">nos gusta pensar que la tierra es unica.</text:p>
      <text:p text:style-name="Standard">y que podria no existir otro lugar en el universo parecido, o que reuna las condiciones necesarias para la vida.</text:p>
      <text:p text:style-name="Standard">la tierra es un lugar privilegiado, <text:span text:style-name="T3">nos gusta verlo asi </text:span>porque es nuestro hogar, nosotros vivimos aqui.</text:p>
      <text:p text:style-name="Standard">sin embargo,</text:p>
      <text:p text:style-name="Standard">solo en la via lactea, nuestra galaxia, existen mas de 100 mil millones de estrellas.</text:p>
      <text:p text:style-name="Standard">es posible que entre todos esos sistemas solares<text:span text:style-name="T4">, +100 000 000 000,</text:span> no exista otro planeta semejante a la tierra?</text:p>
      <text:p text:style-name="Standard">resulta dificil de creer.</text:p>
      <text:p text:style-name="Standard">pero ademas, el numero de galaxias que existen en el universo podria ser infinito.</text:p>
      <text:p text:style-name="Standard">cuantos planetas como la tierra podria haber<text:span text:style-name="T4"> en esas inifinitas galaxias</text:span>?</text:p>
      <text:p text:style-name="P10">es dificil de decir. </text:p>
      <text:p text:style-name="P10">la probabilidad sin embargo sugiere que el numero de planetas con caracteristicas similares a la tierra tiende a infinito.</text:p>
      <text:p text:style-name="Standard">eso es lo mas probable.</text:p>
      <text:p text:style-name="Standard"/>
      <text:p text:style-name="Standard">podemos afirmar que no existen otros planetas como la tierra?</text:p>
      <text:p text:style-name="Standard">en realidad, el sentido comun nos dice que no, que eso es simplemente imposible.</text:p>
      <text:p text:style-name="Standard">o dicho de otro modo,</text:p>
      <text:p text:style-name="Standard"><text:s/>la probabilidad de que exista solo un planeta con estas caracteristicas en todo el universo, tiende a cero.</text:p>
      <text:p text:style-name="Standard"/>
      <text:p text:style-name="Standard"/>
      <text:p text:style-name="P1"><text:span text:style-name="T1">4</text:span>- vida, en todo el universo</text:p>
      <text:p text:style-name="P1"/>
      <text:p text:style-name="P2">si solo en nuestra galaxia existen mas de 100 mil millones de estrellas, cuantos planetas como la tierra podria haber en la via lactea?</text:p>
      <text:p text:style-name="P3">posiblemente muchos.</text:p>
      <text:p text:style-name="P3">y si estos muchos posibles, los multiplicamos por las infinitas galaxias que existen en el universo,</text:p>
      <text:p text:style-name="P3">entonces cuantos planetas similares a la tierra podria haber?</text:p>
      <text:p text:style-name="P3">podria haber infinitos.</text:p>
      <text:p text:style-name="P3">repartidos por todo el universo.</text:p>
      <text:p text:style-name="P3"/>
      <text:p text:style-name="P3"><text:soft-page-break/>y si como hemos comentado, la vida es una reaccion natural, que sucedera siempre que se den las condiciones necesarias,</text:p>
      <text:p text:style-name="P3">entonces, en todos esos planetas similares a la tierra podria aparecer la vida.</text:p>
      <text:p text:style-name="P3">lo realmente raro, lo improbable, es que no sucediera asi.</text:p>
      <text:p text:style-name="P3"/>
      <text:p text:style-name="P3">de modo que,</text:p>
      <text:p text:style-name="P3">razonando desde el sentido comun, teniendo en cuenta las caracteristicas de la materia y las leyes de la fisica,</text:p>
      <text:p text:style-name="P3">debemos esperar que la vida este presente aqui y alli, por todas partes a lo largo y ancho del universo infinito.</text:p>
      <text:p text:style-name="P3"/>
      <text:p text:style-name="P4"/>
      <text:p text:style-name="Standard"/>
      <text:p text:style-name="Standard">4- vida, un organismmo viviente</text:p>
      <text:p text:style-name="Standard"/>
      <text:p text:style-name="P5">en todos los organismos vivientes que hemos observado, independientemente de la gran diversidad de formas que esto pueden tener, existe una caracteristica estructural comun.</text:p>
      <text:p text:style-name="P5">todos ellos estan compuestos por unidades individuales que llamamos celulas.</text:p>
      <text:p text:style-name="P5"/>
      <text:p text:style-name="P5">las celulas forman tejidos, organos, individuos.</text:p>
      <text:p text:style-name="P5">y existen celulas de diferentes tipos, especializadas para cumplir funciones concretas, como las musculares, nerviosas, grasas, etc.</text:p>
      <text:p text:style-name="P5"/>
      <text:p text:style-name="P5">esta arquitectura celular se repite a todos los niveles.</text:p>
      <text:p text:style-name="P5">Del mismo modo, los individuos, de las diferentes especies, pueden considerarse celulas de un tejido mayor.</text:p>
      <text:p text:style-name="P5">La vida.</text:p>
      <text:p text:style-name="P5">La vida esta formada por todos los individuos de todas las especies, en donde los individuos cumplen la funcion de celulas<text:span text:style-name="T2">.</text:span></text:p>
      <text:p text:style-name="P6"/>
      <text:p text:style-name="P6">La vida es en realidad un unico organismo viviente, una criatura de enormes dimensiones, compuesta por todos los individuos de todas las especies a lo largo del tiempo.</text:p>
      <text:p text:style-name="P6"/>
      <text:p text:style-name="P7">Esta idea puede resultar extrana por ahora, pero lo veremos con mas claridad despues del experimento que realizaremos en el ultimo capitulo de este acto, el capitulo 13.</text:p>
      <text:p text:style-name="Standard"/>
      <text:p text:style-name="Standard"/>
      <text:p text:style-name="Standard"/>
      <text:p text:style-name="Standard">7- vida inmortal</text:p>
      <text:p text:style-name="Standard"/>
      <text:p text:style-name="P11">la vida como hemos comentado es extraordinariamente robusta, resistente.</text:p>
      <text:p text:style-name="P11">En parte por una caracteristica inerente en su estructura, algo que llamaremos redundancia y que comentaremos con mas detalles en los proximos capitulos.</text:p>
      <text:p text:style-name="P12">Pero este no es el unico motivo de su extrema solidez.</text:p>
      <text:p text:style-name="P12"/>
      <text:p text:style-name="P12">como hemos dicho antes la vida es una reaccion natural que sucedera siempre que se den las condiciones necesarias, y ademas podrian existir muchos planetas en el universo en donde estas condiciones se cumplan.</text:p>
      <text:p text:style-name="P12"/>
      <text:p text:style-name="P12"><text:soft-page-break/>con un escenario como este, si la tierra es destruida, si las condiciones cambian y la vida se hace imposible sobre la tierra, y la vida sobre la tierra desaparece,</text:p>
      <text:p text:style-name="P12">esto habra acabado con la vida<text:span text:style-name="T5"> para siempre</text:span>?</text:p>
      <text:p text:style-name="P12"/>
      <text:p text:style-name="P14">Es posible matarla?. Puede la vida morir?</text:p>
      <text:p text:style-name="P12"/>
      <text:p text:style-name="P13">la probabilidad dice que no.</text:p>
      <text:p text:style-name="P13">la vida se extiend<text:span text:style-name="T5">e</text:span> por todo el universo.</text:p>
      <text:p text:style-name="P13">y del mismo modo que acabar con los dinosaurios solo destruye una rama del arbol, la vida sobre la tierra representa solo una pequena parte de ella.</text:p>
      <text:p text:style-name="P13"/>
      <text:p text:style-name="P13">Asi las cosas, la vida podria ser virtualmente inmortal.</text:p>
      <text:p text:style-name="P13">Nada puede detenerla.</text:p>
      <text:p text:style-name="P13">Mientras el universo exista, la vida existira.</text:p>
      <text:p text:style-name="P12"/>
      <text:p text:style-name="Standard"/>
      <text:p text:style-name="P8">6- vida, una inteligencia</text:p>
      <text:p text:style-name="Standard"/>
      <text:p text:style-name="Standard"/>
      <text:p text:style-name="P15">Desde nuestra perspectiva, como personas, clasificamos a los seres vivientes que vemos por su actividad.</text:p>
      <text:p text:style-name="P15">La actividad es importante para nosotros.</text:p>
      <text:p text:style-name="P15">Y asi, los peces nadan<text:span text:style-name="T6">, son nadadores</text:span>, los pajaros vuelan<text:span text:style-name="T6">, son voladores</text:span>, y las hormigas cavan tuneles y transportan alimentos hacia sus nidos<text:span text:style-name="T6">, son trabajadoras</text:span>.</text:p>
      <text:p text:style-name="P15"/>
      <text:p text:style-name="P15">Es nuestra forma de ver las cosas.</text:p>
      <text:p text:style-name="P15">Y si la vida es una criatura viviente, que hace? hace algo?</text:p>
      <text:p text:style-name="P15"/>
      <text:p text:style-name="P15">La vida realiza una serie de actividades, todas ellas relacionadas con el pensamiento.</text:p>
      <text:p text:style-name="P16">La vida explora, analiza, valora, infiere,<text:span text:style-name="T6"> </text:span>aprende,<text:span text:style-name="T6"> </text:span>recuerda, <text:s/><text:span text:style-name="T6">produce, procesa, planifica, </text:span><text:span text:style-name="T7">disena, </text:span><text:span text:style-name="T6">crea, modifica, <text:s/>prueba, elige, descarta.</text:span></text:p>
      <text:p text:style-name="P16"/>
      <text:p text:style-name="P17">La vida es una inteligencia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15T14:02:57.547000000</meta:creation-date>
    <dc:date>2025-07-15T19:45:45.204000000</dc:date>
    <meta:editing-duration>PT48M1S</meta:editing-duration>
    <meta:editing-cycles>8</meta:editing-cycles>
    <meta:generator>LibreOffice/7.3.5.2$Windows_X86_64 LibreOffice_project/184fe81b8c8c30d8b5082578aee2fed2ea847c01</meta:generator>
    <meta:document-statistic meta:table-count="0" meta:image-count="0" meta:object-count="0" meta:page-count="4" meta:paragraph-count="103" meta:word-count="1218" meta:character-count="7286" meta:non-whitespace-character-count="6166"/>
  </office:meta>
</office:document-meta>
</file>